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3187" officeooo:paragraph-rsid="00153187" style:font-weight-asian="bold" style:font-weight-complex="bold"/>
    </style:style>
    <style:style style:name="P2" style:family="paragraph" style:parent-style-name="Standard">
      <style:text-properties fo:font-weight="normal" officeooo:rsid="00153187" officeooo:paragraph-rsid="00153187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rjoitus 5 , tehtävä 2</text:p>
      <text:p text:style-name="P1"/>
      <text:p text:style-name="P1">Kysymys1: Vertaamalla opetettujen mallien model1 ja model2 lopullisia validointijoukon luokittelutarkkuuksia, kumpi malleista on parempi?</text:p>
      <text:p text:style-name="P2">Luokittelutarkkuuksia tarkastelemalla model 1 olisi parempi. Model 1:sessä luokan <text:span text:style-name="T1">bird</text:span><text:span text:style-name="T2"> posentuaalinen määrä on on 38% (alle 50), kuin taas model 2:sessä sekä </text:span><text:span text:style-name="T1">truck</text:span><text:span text:style-name="T2"> että </text:span><text:span text:style-name="T1">deer </text:span><text:span text:style-name="T2">putoaa alle 50%.</text:span></text:p>
      <text:p text:style-name="P2"><text:span text:style-name="T2"/></text:p>
      <text:p text:style-name="P1"><text:span text:style-name="T2">Kysymys2: Kerro tallennettujen kuvaajien perusteella 10 jakson opettamisen jälkeen molemmille malleille, onko malli mahdollisesti ylioppinut vai alioppinut</text:span></text:p>
      <text:p text:style-name="P2"><text:span text:style-name="T2">Model 1: Validointijoukon luokittelutarkkuus ja opetusjoukon luokittelutarkkuuksien ero on noin 0.011, joten malli ei ole ali- eikä ylioppinut huomattavasti ,mutta todella lievästi alioppinut.</text:span></text:p>
      <text:p text:style-name="P2"><text:span text:style-name="T2"/></text:p>
      <text:p text:style-name="P2"><text:span text:style-name="T2">Model 2: Ero melkein 0.1, malli on vähän ylioppinu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9:06:47.120751254</meta:creation-date>
    <dc:date>2019-04-29T19:17:59.531213289</dc:date>
    <meta:editing-duration>PT2S</meta:editing-duration>
    <meta:editing-cycles>1</meta:editing-cycles>
    <meta:document-statistic meta:table-count="0" meta:image-count="0" meta:object-count="0" meta:page-count="1" meta:paragraph-count="6" meta:word-count="96" meta:character-count="748" meta:non-whitespace-character-count="658"/>
    <meta:generator>LibreOffice/6.2.3.2$Linux_X86_64 LibreOffice_project/20$Build-2</meta:generator>
  </office:meta>
</office:document-meta>
</file>